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Helvetica, Arial, sans-serif"/>
  </office:font-face-decls>
  <office:automatic-styles>
    <style:style style:name="P1" style:family="paragraph" style:parent-style-name="Heading_20_3">
      <style:paragraph-properties fo:text-align="center" style:justify-single-word="false"/>
      <style:text-properties officeooo:rsid="0005a041" officeooo:paragraph-rsid="0005a041"/>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05a041"/>
    </style:style>
    <style:style style:name="P4" style:family="paragraph" style:parent-style-name="Text_20_body">
      <style:paragraph-properties fo:text-align="start" style:justify-single-word="false"/>
      <style:text-properties officeooo:rsid="0005a041"/>
    </style:style>
    <style:style style:name="P5" style:family="paragraph" style:parent-style-name="Text_20_body">
      <style:paragraph-properties fo:text-align="start" style:justify-single-word="false"/>
      <style:text-properties officeooo:rsid="0005a041" officeooo:paragraph-rsid="0005a041"/>
    </style:style>
    <style:style style:name="P6" style:family="paragraph" style:parent-style-name="Text_20_body" style:list-style-name="L4"/>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paragraph-properties fo:text-align="start" style:justify-single-word="false"/>
      <style:text-properties style:text-underline-style="solid" style:text-underline-width="auto" style:text-underline-color="font-color" officeooo:rsid="0005a041" officeooo:paragraph-rsid="0005a041"/>
    </style:style>
    <style:style style:name="T1" style:family="text">
      <style:text-properties style:text-underline-style="solid" style:text-underline-width="auto" style:text-underline-color="font-color"/>
    </style:style>
    <style:style style:name="T2" style:family="text">
      <style:text-properties officeooo:rsid="0005a04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Analysis of SCOP Data</text:h>
      <text:p text:style-name="P5"/>
      <text:p text:style-name="P5">In the analysis of this data, each line of the file consists of two columns: one for the protein identifier, for example "didiwa", and the other for its SCOP classification, such as "a.1.1.2" for the protein "didiwa".</text:p>
      <text:p text:style-name="P10"/>
      <text:p text:style-name="P10">SCOP classification is a hierarchy that categorizes proteins based on their three-dimensional structure and evolution. It is divided into four main levels:</text:p>
      <text:p text:style-name="P10"/>
      <text:p text:style-name="P5">1. Class: The most general level, grouping proteins based on their overall fold.</text:p>
      <text:p text:style-name="P5">2. Superfamily: A set of proteins within a class sharing a similar fold but potentially performing different functions.</text:p>
      <text:p text:style-name="P5">3. Family: A group of proteins within a superfamily sharing a common ancestor, with similar structures and functions.</text:p>
      <text:p text:style-name="P5">4. Subfamily: A set of proteins within a family sharing a strong structural and functional similarity.</text:p>
      <text:p text:style-name="P5"/>
      <text:p text:style-name="P10">The meaning of "a.1.1.2" is as follows:</text:p>
      <text:p text:style-name="P5">- Indicates that the protein belongs to the alpha class, characterized by a helical fold.</text:p>
      <text:p text:style-name="P5">- Belongs to superfamily 1, comprising "all alpha" proteins consisting solely of alpha helices.</text:p>
      <text:p text:style-name="P5">- Belongs to family 1, bringing together "all alpha" proteins with TIM barrel, involved in ligand binding.</text:p>
      <text:p text:style-name="P5">- Belongs to subfamily 2, grouping TIM barrel Rossmann proteins, characterized by the presence of a Rossmann motif, a nucleotide binding motif.</text:p>
      <text:p text:style-name="P5"/>
      <text:p text:style-name="P5">In conclusion, the analysis of SCOP database data provides a detailed insight into the structure and evolution of proteins. The hierarchical classification into four levels helps understand the relationships between different proteins based on their structural and functional similarities. This approach facilitates research in structural biology and bioinformatics by enabling researchers to quickly identify similar proteins and infer information about their function and evolu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19:10:06.998000000</meta:creation-date>
    <dc:date>2024-05-20T21:16:08.827000000</dc:date>
    <meta:editing-duration>PT2H6M</meta:editing-duration>
    <meta:editing-cycles>3</meta:editing-cycles>
    <meta:generator>LibreOffice/7.4.0.3$Windows_X86_64 LibreOffice_project/f85e47c08ddd19c015c0114a68350214f7066f5a</meta:generator>
    <meta:document-statistic meta:table-count="0" meta:image-count="0" meta:object-count="0" meta:page-count="1" meta:paragraph-count="13" meta:word-count="267" meta:character-count="1767" meta:non-whitespace-character-count="1513"/>
  </office:meta>
</office:document-meta>
</file>